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12.1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اختيار المكان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النقاط المثيرة للاهتمام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تعذر العثور على الصفحة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إصدار ملف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للأسف، لغتك ليست متاحة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اختر لغة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التغيير الأخير: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معلومات محلية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للأسف، هذه اللغة ليست متاحة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للأسف، تعذر العثور على هذه المدينة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للأسف، تعذر العثور على هذا الحدث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للأسف، تعذر العثور على هذا العرض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للأسف، تعذر العثور على هذه النقطة المثيرة للاهتمام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فشل في الاتصال بالخادم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تعذر معالجة هذا الاستفسار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تعذر معالجة استجابة الخادم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حدث خطأ غير معروف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إعادة المحاولة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للأسف، لا يُمكن تحميل الصفحة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اختر لغة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إلى الصفحة الرئيسية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إلى الفئات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إلى الفعاليات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إلى العروض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خطأ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حدث خطأ ما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للأسف، فشل في تغيير اللغة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اللغة المُختارة غير متاحة دون الاتصال بالإنترنت. يلزم وجود اتصال نشط بالإنترنت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الموقع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التاريخ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ليست هناك فعاليات متوفرة حاليًا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وظائف تقنية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محتويات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عرض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جهة الاتصال وهيئة التحرير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البحث عن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محتوى الصفحة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مضمون الفعالية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إرسال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حدث خطأ ما عند إرسال الملاحظة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ملاحظة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ماذا الذي كان مفيدًا؟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ما الذي يمكننا تحسينه؟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ما نوع الملاحظة؟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هل هذه الصفحة مفيدة؟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مفيدة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غير مفيدة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للأسف تعذر العثور على نتائج مناسبة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ملاحظاتك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لم يتم العثور على المعلومة المناسبة؟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ما هي المعلومات المفقودة هنا؟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تم إرسال الملاحظة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إغلاق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هذه الصفحة ليست مفيدة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هذه الصفحة مفيدة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استخدام الكلمات الرئيسية للعثور بسرعة على المعلومات الصحيحة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تغيير اللغة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تغيير سهل للغة كل صفحة على حدة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فعاليات ومواعيد حالية في المنطقة المحيطة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البحث عن عمل، البحث عن تدريب والكثير من الأمور الأخرى في المنطقة المحيطة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إرسال الإخطارات اللحظية الخاصة بأحدث الأخبار المحلية لي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اقتراح الأماكن القريبة عليّ باستخدام موقعي عبر تقنية الـ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تخطي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استمرار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حفظ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تعديل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رفض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قبول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البحث عن مكان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لم يتم العثور على أماكن قريبة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ملاحظة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يتعين تفعيل خدمات تحديد الموقع، حتى يُمكن عرض الأماكن القريبة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حماية البيانات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الفئات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لا توجد فعاليات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غير متوفر بلغات أخرى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لا توجد ترجمة متاحة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تغيير الموقع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تغيير اللغة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المشاركة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تم حالاً العثور على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للأسف، فشل في مشاركة المحتوى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هيئة التحرير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تلقي الإخطارات اللحظية لأحدث الأخبار المحلية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تلقي اقتراحات الأماكن القريبة بمساعدة موقع الـ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الإصدار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تراخيص مفتوحة المصدر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السماح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إلغاء تنشيط الخدمة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لا توجد عروض متاحة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لا توجد عروض متاحة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التدفئة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الماء/الصرف الصحي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جمع القمامة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منظف المداخن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جراج/موقف السيارات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المطبخ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الحمام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دورة المياه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غرفة الأطفال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غرفة الأطفال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غرفة الأطفال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غرفة النوم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غرفة المعيشة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الرَدْهَة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المخزن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القبو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الشرف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20:35:32.929501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document-statistic meta:table-count="1" meta:cell-count="489" meta:object-count="0"/>
  </office:meta>
</office:document-meta>
</file>